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File Information" table:style-name="ta1">
        <table:table-row>
          <table:table-cell office:value-type="string">
            <text:p>Relative Path</text:p>
          </table:table-cell>
          <table:table-cell office:value-type="string">
            <text:p>Filename</text:p>
          </table:table-cell>
          <table:table-cell office:value-type="string">
            <text:p>Extension</text:p>
          </table:table-cell>
          <table:table-cell office:value-type="string">
            <text:p>MIME Type</text:p>
          </table:table-cell>
          <table:table-cell office:value-type="string">
            <text:p>File Size (MB)</text:p>
          </table:table-cell>
          <table:table-cell office:value-type="string">
            <text:p>Create Time</text:p>
          </table:table-cell>
          <table:table-cell office:value-type="string">
            <text:p>Last Modified Time</text:p>
          </table:table-cell>
        </table:table-row>
        <table:table-row>
          <table:table-cell office:value-type="string">
            <text:p>20230 中文 810-0019.list.7z</text:p>
          </table:table-cell>
          <table:table-cell office:value-type="string">
            <text:p>20230 中文 810-0019.list.7z</text:p>
          </table:table-cell>
          <table:table-cell office:value-type="string">
            <text:p>.7z</text:p>
          </table:table-cell>
          <table:table-cell office:value-type="string">
            <text:p>application/x-7z-compressed</text:p>
          </table:table-cell>
          <table:table-cell office:value-type="float" office:value="0.45942211151123047">
            <text:p>0.45942211151123047</text:p>
          </table:table-cell>
          <table:table-cell office:value-type="string">
            <text:p>Wed Aug 09 2023 18:02:20 GMT+0000 (GMT)</text:p>
          </table:table-cell>
          <table:table-cell office:value-type="string">
            <text:p>Wed Aug 09 2023 18:02:21 GMT+0000 (GMT)</text:p>
          </table:table-cell>
        </table:table-row>
        <table:table-row>
          <table:table-cell office:value-type="string">
            <text:p>20230 中文 810-0019.list.ods</text:p>
          </table:table-cell>
          <table:table-cell office:value-type="string">
            <text:p>20230 中文 810-0019.list.ods</text:p>
          </table:table-cell>
          <table:table-cell office:value-type="string">
            <text:p>.ods</text:p>
          </table:table-cell>
          <table:table-cell office:value-type="string">
            <text:p>application/vnd.oasis.opendocument.spreadsheet</text:p>
          </table:table-cell>
          <table:table-cell office:value-type="float" office:value="0.011540412902832031">
            <text:p>0.011540412902832031</text:p>
          </table:table-cell>
          <table:table-cell office:value-type="string">
            <text:p>Wed Aug 09 2023 18:02:21 GMT+0000 (GMT)</text:p>
          </table:table-cell>
          <table:table-cell office:value-type="string">
            <text:p>Wed Aug 09 2023 18:02:21 GMT+0000 (GMT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8.5</meta:generator>
  </office:meta>
</office:document-meta>
</file>